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vertical-align="top"/>
    </style:style>
    <style:style style:name="ce15" style:family="table-cell" style:parent-style-name="Default" style:data-style-name="N100">
      <style:table-cell-properties style:vertical-align="top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18mm 0.04mm 0.18mm" style:vertical-align="top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0122">
      <style:table-cell-properties style:vertical-align="top"/>
    </style:style>
    <style:style style:name="ce9" style:family="table-cell" style:parent-style-name="Default" style:data-style-name="N20122">
      <style:table-cell-properties fo:border-bottom="none" fo:border-left="none" fo:border-right="none" fo:border-top="1.11pt double-thin #000000" style:border-line-width-top="0.18mm 0.04mm 0.18mm" style:vertical-align="to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2" table:default-cell-style-name="ce8"/>
        <table:table-column table:style-name="co6" table:visibility="collapse" table:number-columns-repeated="2" table:default-cell-style-name="ce8"/>
        <table:table-column table:style-name="co6" table:default-cell-style-name="ce4"/>
        <table:table-column table:style-name="co6" table:visibility="collapse" table:default-cell-style-name="ce4"/>
        <table:table-row table:style-name="ro1">
          <table:table-cell table:style-name="ce1" office:value-type="string" calcext:value-type="string" table:number-columns-spanned="4" table:number-rows-spanned="1">
            <text:p>Bill of materials for variant 2</text:p>
          </table:table-cell>
          <table:covered-table-cell table:number-columns-repeated="2"/>
          <table:covered-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<text:span text:style-name="T1">Last Update: </text:span><text:span text:style-name="T2">2018-09-03</text:span></text:p>
          </table:table-cell>
          <table:covered-table-cell table:style-name="ce11"/>
          <table:covered-table-cell table:style-name="ce6"/>
          <table:covered-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Pos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anufacturer Numb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ce 1</text:p>
          </table:table-cell>
          <table:table-cell table:style-name="ce5" office:value-type="string" calcext:value-type="string">
            <text:p>Total 1</text:p>
          </table:table-cell>
          <table:table-cell table:style-name="ce5" office:value-type="string" calcext:value-type="string">
            <text:p>Price 2</text:p>
          </table:table-cell>
          <table:table-cell table:style-name="ce5" office:value-type="string" calcext:value-type="string">
            <text:p>Total 2</text:p>
          </table:table-cell>
          <table:table-cell table:style-name="ce5" office:value-type="string" calcext:value-type="string">
            <text:p>Source 1</text:p>
          </table:table-cell>
          <table:table-cell table:style-name="ce5" office:value-type="string" calcext:value-type="string">
            <text:p>Source 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5x 100x100mm PCB</text:p>
          </table:table-cell>
          <table:table-cell office:value-type="currency" office:currency="EUR" office:value="10" calcext:value-type="currency">
            <text:p>10.00 €</text:p>
          </table:table-cell>
          <table:table-cell table:formula="of:=IF([.F6];[.F6]*[.B6];&quot;&quot;)" office:value-type="currency" office:currency="EUR" office:value="10" calcext:value-type="currency">
            <text:p>10.00 €</text:p>
          </table:table-cell>
          <table:table-cell/>
          <table:table-cell table:formula="of:=IF([.H6];[.H6]*[.B6];&quot;&quot;)">
            <text:p/>
          </table:table-cell>
          <table:table-cell office:value-type="string" calcext:value-type="string">
            <text:p>https://www.smart-prototyping.com/PCB-Prototyping.html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LFE5U-12F-6BG256C</text:p>
          </table:table-cell>
          <table:table-cell office:value-type="string" calcext:value-type="string">
            <text:p>maps VGA/DVI to USB via DRAM</text:p>
            <text:p>buffer and passes keyboard/mouse</text:p>
            <text:p>input from master to USB HID</text:p>
          </table:table-cell>
          <table:table-cell office:value-type="currency" office:currency="EUR" office:value="4.25" calcext:value-type="currency">
            <text:p>4.25 €</text:p>
          </table:table-cell>
          <table:table-cell table:formula="of:=IF([.F7];[.F7]*[.B7];&quot;&quot;)" office:value-type="currency" office:currency="EUR" office:value="4.25" calcext:value-type="currency">
            <text:p>4.25 €</text:p>
          </table:table-cell>
          <table:table-cell/>
          <table:table-cell table:formula="of:=IF([.H7];[.H7]*[.B7];&quot;&quot;)">
            <text:p/>
          </table:table-cell>
          <table:table-cell office:value-type="string" calcext:value-type="string">
            <text:p>https://www.mouser.de/ProductDetail/Lattice/LFE5U-12F-6BG256C?qs=%2fha2pyFaduh%2fflDrnZRizBDTCs3kKH35tO8zAIiAUWVkMJkKclt9atsdId7NNc07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 Decoder</text:p>
          </table:table-cell>
          <table:table-cell table:style-name="ce4" office:value-type="string" calcext:value-type="string">
            <text:p>TVP7002PZPR</text:p>
          </table:table-cell>
          <table:table-cell office:value-type="string" calcext:value-type="string">
            <text:p>used to decode analog VGA</text:p>
            <text:p>signals from slave to digital outputs</text:p>
          </table:table-cell>
          <table:table-cell office:value-type="currency" office:currency="EUR" office:value="6.65" calcext:value-type="currency">
            <text:p>6.65 €</text:p>
          </table:table-cell>
          <table:table-cell table:formula="of:=IF([.F8];[.F8]*[.B8];&quot;&quot;)" office:value-type="currency" office:currency="EUR" office:value="6.65" calcext:value-type="currency">
            <text:p>6.65 €</text:p>
          </table:table-cell>
          <table:table-cell/>
          <table:table-cell table:formula="of:=IF([.H8];[.H8]*[.B8];&quot;&quot;)">
            <text:p/>
          </table:table-cell>
          <table:table-cell office:value-type="string" calcext:value-type="string">
            <text:p>https://www.mouser.de/ProductDetail/Texas-Instruments/TVP7002PZPR?qs=sGAEpiMZZMutXGli8Ay4kIuJXzaz1eDYc5uYskonf6Q%3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I-DA Connector</text:p>
          </table:table-cell>
          <table:table-cell office:value-type="string" calcext:value-type="string">
            <text:p>74320-9004</text:p>
          </table:table-cell>
          <table:table-cell office:value-type="string" calcext:value-type="string">
            <text:p>connection to slave</text:p>
          </table:table-cell>
          <table:table-cell office:value-type="currency" office:currency="EUR" office:value="3.25" calcext:value-type="currency">
            <text:p>3.25 €</text:p>
          </table:table-cell>
          <table:table-cell table:formula="of:=IF([.F9];[.F9]*[.B9];&quot;&quot;)" office:value-type="currency" office:currency="EUR" office:value="3.25" calcext:value-type="currency">
            <text:p>3.25 €</text:p>
          </table:table-cell>
          <table:table-cell/>
          <table:table-cell table:formula="of:=IF([.H9];[.H9]*[.B9];&quot;&quot;)">
            <text:p/>
          </table:table-cell>
          <table:table-cell office:value-type="string" calcext:value-type="string">
            <text:p>https://www.mouser.de/ProductDetail/Amphenol-FCI/ICD15S13E4GX00LF?qs=%2fha2pyFadujW%252blqGCHx6f6nXicpJ46RMztLgGsZr85aPZXbxmx182A%3d%3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-DVI-A Adapter</text:p>
          </table:table-cell>
          <table:table-cell office:value-type="string" calcext:value-type="string">
            <text:p>17780</text:p>
          </table:table-cell>
          <table:table-cell office:value-type="string" calcext:value-type="string">
            <text:p>to connect VGA</text:p>
          </table:table-cell>
          <table:table-cell office:value-type="currency" office:currency="EUR" office:value="2.29" calcext:value-type="currency">
            <text:p>2.29 €</text:p>
          </table:table-cell>
          <table:table-cell table:formula="of:=IF([.F10];[.F10]*[.B10];&quot;&quot;)" office:value-type="currency" office:currency="EUR" office:value="2.29" calcext:value-type="currency">
            <text:p>2.29 €</text:p>
          </table:table-cell>
          <table:table-cell/>
          <table:table-cell table:formula="of:=IF([.H10];[.H10]*[.B10];&quot;&quot;)">
            <text:p/>
          </table:table-cell>
          <table:table-cell office:value-type="string" calcext:value-type="string">
            <text:p>https://www.amazon.de/InLine-Analog-Adapter-Monitoradapter-Stecker/dp/B000VFG6U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MBit DRAM (DQS)</text:p>
          </table:table-cell>
          <table:table-cell office:value-type="string" calcext:value-type="string">
            <text:p>AS4C8M16D1A-5TCN</text:p>
          </table:table-cell>
          <table:table-cell office:value-type="string" calcext:value-type="string">
            <text:p>image FIFO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IF([.F11];[.F11]*[.B11];&quot;&quot;)" office:value-type="currency" office:currency="EUR" office:value="1.98" calcext:value-type="currency">
            <text:p>1.98 €</text:p>
          </table:table-cell>
          <table:table-cell/>
          <table:table-cell table:formula="of:=IF([.H11];[.H11]*[.B11];&quot;&quot;)">
            <text:p/>
          </table:table-cell>
          <table:table-cell office:value-type="string" calcext:value-type="string">
            <text:p>https://www.mouser.de/ProductDetail/Alliance-Memory/AS4C8M16D1A-5TCN?qs=sGAEpiMZZMti5BT4iPSEnVudMGEscIcdW3WlogN4pwE%3d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Bridge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connection to master</text:p>
          </table:table-cell>
          <table:table-cell office:value-type="currency" office:currency="EUR" office:value="5.7" calcext:value-type="currency">
            <text:p>5.70 €</text:p>
          </table:table-cell>
          <table:table-cell table:formula="of:=IF([.F12];[.F12]*[.B12];&quot;&quot;)" office:value-type="currency" office:currency="EUR" office:value="5.7" calcext:value-type="currency">
            <text:p>5.70 €</text:p>
          </table:table-cell>
          <table:table-cell/>
          <table:table-cell table:formula="of:=IF([.H12];[.H12]*[.B12];&quot;&quot;)">
            <text:p/>
          </table:table-cell>
          <table:table-cell office:value-type="string" calcext:value-type="string">
            <text:p>https://www.mouser.de/ProductDetail/FTDI/FT2232HL-REEL?qs=sGAEpiMZZMs5ceO8zL%252bTx6ksD1BB0CN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HID</text:p>
          </table:table-cell>
          <table:table-cell office:value-type="string" calcext:value-type="string">
            <text:p>FT260S-U</text:p>
          </table:table-cell>
          <table:table-cell office:value-type="string" calcext:value-type="string">
            <text:p>connection to slave</text:p>
          </table:table-cell>
          <table:table-cell office:value-type="currency" office:currency="EUR" office:value="1.56" calcext:value-type="currency">
            <text:p>1.56 €</text:p>
          </table:table-cell>
          <table:table-cell table:formula="of:=IF([.F13];[.F13]*[.B13];&quot;&quot;)" office:value-type="currency" office:currency="EUR" office:value="1.56" calcext:value-type="currency">
            <text:p>1.56 €</text:p>
          </table:table-cell>
          <table:table-cell/>
          <table:table-cell table:formula="of:=IF([.H13];[.H13]*[.B13];&quot;&quot;)">
            <text:p/>
          </table:table-cell>
          <table:table-cell office:value-type="string" calcext:value-type="string">
            <text:p>https://www.mouser.de/ProductDetail/FTDI/FT260S-U?qs=sGAEpiMZZMsX%252bY3VKDPZyHxvftNwGtvhFVK%252blusPubt1Lnjdefqvng%3d%3d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0137062-00021LF</text:p>
          </table:table-cell>
          <table:table-cell office:value-type="string" calcext:value-type="string">
            <text:p>to connect master and slave</text:p>
          </table:table-cell>
          <table:table-cell office:value-type="currency" office:currency="EUR" office:value="1.69" calcext:value-type="currency">
            <text:p>1.69 €</text:p>
          </table:table-cell>
          <table:table-cell table:formula="of:=IF([.F14];[.F14]*[.B14];&quot;&quot;)" office:value-type="currency" office:currency="EUR" office:value="3.38" calcext:value-type="currency">
            <text:p>3.38 €</text:p>
          </table:table-cell>
          <table:table-cell/>
          <table:table-cell table:formula="of:=IF([.H14];[.H14]*[.B14];&quot;&quot;)">
            <text:p/>
          </table:table-cell>
          <table:table-cell office:value-type="string" calcext:value-type="string">
            <text:p>https://www.mouser.de/ProductDetail/Amphenol-FCI/10137062-00021LF?qs=sGAEpiMZZMulM8LPOQ%252bykyA1bhhL357bXYL2y6QoitTE86jeJYdpuw==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C Cable</text:p>
          </table:table-cell>
          <table:table-cell office:value-type="string" calcext:value-type="string">
            <text:p>68798-0009</text:p>
          </table:table-cell>
          <table:table-cell office:value-type="string" calcext:value-type="string">
            <text:p>to connect master and slave</text:p>
          </table:table-cell>
          <table:table-cell office:value-type="currency" office:currency="EUR" office:value="5.79" calcext:value-type="currency">
            <text:p>5.79 €</text:p>
          </table:table-cell>
          <table:table-cell table:formula="of:=IF([.F15];[.F15]*[.B15];&quot;&quot;)" office:value-type="currency" office:currency="EUR" office:value="11.58" calcext:value-type="currency">
            <text:p>11.58 €</text:p>
          </table:table-cell>
          <table:table-cell/>
          <table:table-cell table:formula="of:=IF([.H15];[.H15]*[.B15];&quot;&quot;)">
            <text:p/>
          </table:table-cell>
          <table:table-cell office:value-type="string" calcext:value-type="string">
            <text:p>https://www.mouser.de/ProductDetail/Molex/68798-0009?qs=sGAEpiMZZMsgIz308WEU06cgbsallTcHJT12F7nMaBPHfw4lIjWYsQ%3d%3d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 30PPM Crystal</text:p>
          </table:table-cell>
          <table:table-cell office:value-type="string" calcext:value-type="string">
            <text:p>LFXTAL020131Bulk</text:p>
          </table:table-cell>
          <table:table-cell office:value-type="string" calcext:value-type="string">
            <text:p>clock source for USB Bridge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IF([.F16];[.F16]*[.B16];&quot;&quot;)" office:value-type="currency" office:currency="EUR" office:value="0.21" calcext:value-type="currency">
            <text:p>0.21 €</text:p>
          </table:table-cell>
          <table:table-cell/>
          <table:table-cell table:formula="of:=IF([.H16];[.H16]*[.B16];&quot;&quot;)">
            <text:p/>
          </table:table-cell>
          <table:table-cell office:value-type="string" calcext:value-type="string">
            <text:p>https://www.mouser.de/ProductDetail/ABRACON/ABLS-12000MHZ-B4-T?qs=sGAEpiMZZMsBj6bBr9Q9afotFnKtdEDArbMvzuycB60%3d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8];[.F18]*[.B18];&quot;&quot;)">
            <text:p/>
          </table:table-cell>
          <table:table-cell/>
          <table:table-cell table:formula="of:=IF([.H18];[.H18]*[.B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9];[.F19]*[.B19];&quot;&quot;)">
            <text:p/>
          </table:table-cell>
          <table:table-cell/>
          <table:table-cell table:formula="of:=IF([.H19];[.H19]*[.B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20];[.F20]*[.B20];&quot;&quot;)">
            <text:p/>
          </table:table-cell>
          <table:table-cell/>
          <table:table-cell table:formula="of:=IF([.H20];[.H20]*[.B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21];[.F21]*[.B21];&quot;&quot;)">
            <text:p/>
          </table:table-cell>
          <table:table-cell/>
          <table:table-cell table:formula="of:=IF([.H21];[.H21]*[.B21];&quot;&quot;)">
            <text:p/>
          </table:table-cell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Total:</text:p>
          </table:table-cell>
          <table:table-cell table:style-name="ce9"/>
          <table:table-cell table:style-name="ce9" table:formula="of:=SUM([.G6:.G26])" office:value-type="currency" office:currency="EUR" office:value="50.85" calcext:value-type="currency">
            <text:p>50.85 €</text:p>
          </table:table-cell>
          <table:table-cell table:style-name="ce9"/>
          <table:table-cell table:style-name="ce9" table:formula="of:=SUM([.I6:.I26])" office:value-type="currency" office:currency="EUR" office:value="0" calcext:value-type="currency">
            <text:p>0.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number:currency-style style:name="N2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.00.0000</text:date>, <text:time style:data-style-name="N2" text:time-value="12:35:29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03T12:36:51.622000000</dc:date>
    <meta:editing-duration>PT5H39M11S</meta:editing-duration>
    <meta:editing-cycles>35</meta:editing-cycles>
    <meta:document-statistic meta:table-count="1" meta:cell-count="132" meta:object-count="0"/>
  </office:meta>
</office:document-meta>
</file>